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200000025871EEE600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yt-techpoly-title">
      <style:graphic-properties draw:auto-grow-height="true" fo:min-height="3.506cm"/>
    </style:style>
    <style:style style:name="pr2" style:family="presentation" style:parent-style-name="lyt-techpoly-subtitle">
      <style:graphic-properties draw:fill-color="#ffffff" draw:auto-grow-height="true" fo:min-height="1.846cm"/>
    </style:style>
    <style:style style:name="pr3" style:family="presentation" style:parent-style-name="lyt-techpoly-notes">
      <style:graphic-properties draw:fill-color="#ffffff" draw:auto-grow-height="true" fo:min-height="12.572cm"/>
    </style:style>
    <style:style style:name="pr4" style:family="presentation" style:parent-style-name="lyt-techpoly-outline1">
      <style:graphic-properties fo:min-height="12.18cm"/>
    </style:style>
    <style:style style:name="pr5" style:family="presentation" style:parent-style-name="lyt-techpoly-title">
      <style:graphic-properties fo:min-height="3.506cm"/>
    </style:style>
    <style:style style:name="pr6" style:family="presentation" style:parent-style-name="lyt-techpoly-notes">
      <style:graphic-properties draw:fill-color="#ffffff" fo:min-height="12.572cm"/>
    </style:style>
    <style:style style:name="P1" style:family="paragraph">
      <style:text-properties fo:color="#ff420e" fo:font-family="'Courier 10 Pitch'" style:font-pitch="fixed" fo:font-size="60pt" style:font-size-asian="60pt" style:font-size-complex="60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20pt" fo:font-weight="bold" style:font-size-asian="20pt" style:font-weight-asian="bold" style:font-size-complex="20pt" style:font-weight-complex="bold"/>
    </style:style>
    <style:style style:name="T3" style:family="text">
      <style:text-properties fo:color="#ff420e" fo:font-family="'Courier 10 Pitch'" style:font-pitch="fixed" fo:font-size="60pt" style:font-size-asian="60pt" style:font-size-complex="6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8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8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8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8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8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8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8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8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8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techpoly" presentation:presentation-page-layout-name="AL1T0">
        <office:forms form:automatic-focus="false" form:apply-design-mode="false"/>
        <draw:frame presentation:style-name="pr1" draw:layer="layout" svg:width="25.199cm" svg:height="3.506cm" svg:x="1.524cm" svg:y="4.572cm" presentation:class="title" presentation:user-transformed="true">
          <draw:text-box>
            <text:p>Pointers &amp; References</text:p>
          </draw:text-box>
        </draw:frame>
        <draw:frame presentation:style-name="pr2" draw:layer="layout" svg:width="24.599cm" svg:height="1.846cm" svg:x="2.086cm" svg:y="7.432cm">
          <draw:text-box>
            <text:p>CS 201, Summer 2013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techpoly" presentation:presentation-page-layout-name="AL2T1">
        <office:forms form:automatic-focus="false" form:apply-design-mode="false"/>
        <draw:frame presentation:style-name="pr4" draw:layer="layout" svg:width="25.199cm" svg:height="12.808cm" svg:x="1.4cm" svg:y="4.914cm" presentation:class="outline" presentation:user-transformed="true">
          <draw:text-box>
            <text:list text:style-name="L2">
              <text:list-item>
                <text:p>Classes</text:p>
                <text:list>
                  <text:list-item>
                    <text:p><text:span text:style-name="T1">Chapter 6 &amp; 7 of Pearson book</text:span></text:p>
                  </text:list-item>
                  <text:list-item>
                    <text:p><text:span text:style-name="T2">http://www.cplusplus.com/doc/tutorial/classes/</text:span></text:p>
                  </text:list-item>
                </text:list>
              </text:list-item>
              <text:list-item>
                <text:p>Inheritance</text:p>
                <text:list>
                  <text:list-item>
                    <text:p><text:span text:style-name="T1">Chapter 14 of Pearson book</text:span></text:p>
                  </text:list-item>
                  <text:list-item>
                    <text:p><text:span text:style-name="T2">http://www.learncpp.com/cpp-tutorial/111-introduction-to-inheritance/</text:span></text:p>
                  </text:list-item>
                  <text:list-item>
                    <text:p><text:span text:style-name="T2">http://www.cplusplus.com/doc/tutorial/inheritance/</text:span></text:p>
                  </text:list-item>
                </text:list>
              </text:list-item>
              <text:list-item>
                <text:p>Composition</text:p>
                <text:list>
                  <text:list-item>
                    <text:p><text:span text:style-name="T2">http://www.learncpp.com/cpp-tutorial/102-composition/</text:span></text:p>
                  </text:list-item>
                </text:list>
              </text:list-item>
            </text:list>
          </draw:text-box>
        </draw:frame>
        <draw:frame presentation:style-name="pr5" draw:text-style-name="P1" draw:layer="layout" svg:width="25.199cm" svg:height="3.506cm" svg:x="1.401cm" svg:y="0.837cm" presentation:class="title" presentation:user-transformed="true">
          <draw:text-box>
            <text:p text:style-name="P1"><text:span text:style-name="T3">ADDITIONAL READING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Axial_20_light_20_red_2f_white" draw:display-name="Axial light red/white" draw:style="axial" draw:start-color="#ff0000" draw:end-color="#ffffff" draw:start-intensity="100%" draw:end-intensity="100%" draw:angle="0" draw:border="50%"/>
    <draw:gradient draw:name="Ellipsoid_20_blue_20_grey_2f_light_20_blue" draw:display-name="Ellipsoid blue grey/light blue" draw:style="ellipsoid" draw:cx="50%" draw:cy="50%" draw:start-color="#e6e6ff" draw:end-color="#0000ff" draw:start-intensity="100%" draw:end-intensity="100%" draw:angle="0" draw:border="0%"/>
    <draw:gradient draw:name="Rectangular_20_red_2f_white" draw:display-name="Rectangular red/white" draw:style="rectangular" draw:cx="50%" draw:cy="50%" draw:start-color="#ff0000" draw:end-color="#ffffff" draw:start-intensity="100%" draw:end-intensity="100%" draw:angle="450" draw:border="5%"/>
    <draw:fill-image draw:name="blendscreen2" xlink:href="Pictures/10000000000003200000025871EEE600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techpoly-background" style:family="presentation">
      <style:graphic-properties draw:stroke="none" draw:fill="bitmap" draw:fill-image-name="blendscreen2" draw:fill-image-width="0cm" draw:fill-image-height="0cm"/>
    </style:style>
    <style:style style:name="lyt-techpoly-backgroundobjects" style:family="presentation">
      <style:graphic-properties draw:shadow="hidden" draw:shadow-offset-x="0.3cm" draw:shadow-offset-y="0.3cm" draw:shadow-color="#808080"/>
    </style:style>
    <style:style style:name="lyt-techpoly-notes" style:family="presentation">
      <style:graphic-properties draw:stroke="none" draw:fill="none">
        <text:list-style style:name="lyt-techpol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pitch-asian="variable" style:font-size-asian="26.3999996185303pt" style:font-style-asian="normal" style:font-weight-asian="normal" style:font-family-complex="Tahoma" style:font-pitch-complex="variable" style:font-size-complex="26.3999996185303pt" style:font-style-complex="normal" style:font-weight-complex="normal" style:text-emphasize="none" style:font-relief="none"/>
    </style:style>
    <style:style style:name="lyt-techpoly-outline1" style:family="presentation">
      <style:graphic-properties draw:stroke="none" draw:fill="none">
        <text:list-style style:name="lyt-techpoly-outline1">
          <text:list-level-style-bullet text:level="1" text:bullet-char="●">
            <style:list-level-properties text:space-before="0.3cm" text:min-label-width="0.9cm"/>
            <style:text-properties fo:font-family="StarSymbol" fo:color="#8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8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echpoly-outline2" style:family="presentation" style:parent-style-name="lyt-techpoly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techpoly-outline3" style:family="presentation" style:parent-style-name="lyt-techpol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techpoly-outline4" style:family="presentation" style:parent-style-name="lyt-techpol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techpoly-outline5" style:family="presentation" style:parent-style-name="lyt-techpol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techpoly-outline6" style:family="presentation" style:parent-style-name="lyt-techpol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techpoly-outline7" style:family="presentation" style:parent-style-name="lyt-techpol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techpoly-outline8" style:family="presentation" style:parent-style-name="lyt-techpol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techpoly-outline9" style:family="presentation" style:parent-style-name="lyt-techpol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techpoly-subtitle" style:family="presentation">
      <style:graphic-properties draw:stroke="none" draw:fill="none" draw:textarea-vertical-align="middle">
        <text:list-style style:name="lyt-techpol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echpoly-title" style:family="presentation">
      <style:graphic-properties draw:stroke="none" draw:fill="none" draw:textarea-vertical-align="middle">
        <text:list-style style:name="lyt-techpol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80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endscreen2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techpoly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techpoly-backgroundobjects">
      <style:graphic-properties draw:stroke="none" draw:fill="none" draw:fill-color="#ffffff" draw:auto-grow-height="false" fo:min-height="1.397cm"/>
    </style:style>
    <style:style style:name="Mpr6" style:family="presentation" style:parent-style-name="lyt-techpoly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start" fo:text-indent="0cm"/>
      <style:text-properties fo:font-size="14pt" style:font-size-asian="14pt" style:font-size-complex="14pt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P5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start" fo:text-indent="0cm"/>
      <style:text-properties fo:font-size="14pt" fo:font-weight="bold" style:font-size-asian="14pt" style:font-weight-asian="bold" style:font-size-complex="14pt" style:font-weight-complex="bold"/>
    </style:style>
    <style:style style:name="MP7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8pt" style:font-size-asian="8pt" style:font-size-complex="8pt"/>
    </style:style>
    <style:style style:name="MT3" style:family="text">
      <style:text-properties fo:font-size="10pt" fo:font-weight="bold" style:font-size-asian="10pt" style:font-weight-asian="bold" style:font-size-complex="10pt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0.335cm" svg:y="0.07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18.197cm" svg:height="0.767cm" svg:x="0.254cm" svg:y="19.812cm" presentation:class="footer">
        <draw:text-box>
          <text:p text:style-name="MP3"><text:span text:style-name="MT2">By Rachel J. Morris, last updated 2013-05-22</text:span></text:p>
          <text:p text:style-name="MP3"><text:span text:style-name="MT2">Creative Commons Attribution-NonCommercial-ShareAlike 3.0 Unported License. (http://creativecommons.org/licenses/by-nc-sa/3.0/)</text:span></text:p>
        </draw:text-box>
      </draw:frame>
      <draw:frame presentation:style-name="Mpr1" draw:text-style-name="MP2" draw:layer="backgroundobjects" svg:width="6.523cm" svg:height="0.767cm" svg:x="21.163cm" svg:y="19.807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techpoly" style:page-layout-name="PM1" draw:style-name="Mdp2">
      <draw:frame presentation:style-name="lyt-techpoly-title" draw:layer="backgroundobjects" svg:width="25.199cm" svg:height="3.506cm" svg:x="1.4cm" svg:y="0.837cm" presentation:class="title" presentation:placeholder="true">
        <draw:text-box/>
      </draw:frame>
      <draw:frame presentation:style-name="lyt-techpoly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5" draw:layer="backgroundobjects" svg:width="6.523cm" svg:height="1.448cm" svg:x="0.081cm" svg:y="0.076cm" presentation:class="date-time">
        <draw:text-box>
          <text:p text:style-name="MP5"><text:span text:style-name="MT1"><presentation:date-time/></text:span></text:p>
        </draw:text-box>
      </draw:frame>
      <draw:frame presentation:style-name="Mpr4" draw:text-style-name="MP6" draw:layer="backgroundobjects" svg:width="17.943cm" svg:height="1.448cm" svg:x="0.508cm" svg:y="19.131cm" presentation:class="footer">
        <draw:text-box>
          <text:p text:style-name="MP6"><text:span text:style-name="MT3">Written by Rachel J. Morris, last updated 2013-05-22</text:span></text:p>
          <text:p text:style-name="MP6"><text:span text:style-name="MT3">Creative Commons Attribution-NonCommercial-ShareAlike 3.0 Unported License. http://creativecommons.org/licenses/by-nc-sa/3.0/</text:span></text:p>
        </draw:text-box>
      </draw:frame>
      <draw:frame presentation:style-name="Mpr4" draw:text-style-name="MP7" draw:layer="backgroundobjects" svg:width="6.523cm" svg:height="0.767cm" svg:x="20.076cm" svg:y="19.812cm" presentation:class="page-number">
        <draw:text-box>
          <text:p text:style-name="MP7"><text:span text:style-name="MT1"><text:page-number>&lt;number&gt;</text:page-number></text:span></text:p>
        </draw:text-box>
      </draw:frame>
      <presentation:notes style:page-layout-name="PM0">
        <draw:page-thumbnail presentation:style-name="lyt-techpoly-title" draw:layer="backgroundobjects" svg:width="13.968cm" svg:height="10.476cm" svg:x="3.81cm" svg:y="2.123cm" presentation:class="page"/>
        <draw:frame presentation:style-name="lyt-techpoly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5" draw:layer="backgroundobjects" svg:width="9.369cm" svg:height="1.396cm" svg:x="0cm" svg:y="0cm" presentation:class="header">
          <draw:text-box>
            <text:p text:style-name="MP5"><text:span text:style-name="MT1"><presentation:header/></text:span></text:p>
          </draw:text-box>
        </draw:frame>
        <draw:frame presentation:style-name="Mpr5" draw:text-style-name="MP7" draw:layer="backgroundobjects" svg:width="9.369cm" svg:height="1.396cm" svg:x="12.22cm" svg:y="0cm" presentation:class="date-time">
          <draw:text-box>
            <text:p text:style-name="MP7"><text:span text:style-name="MT1"><presentation:date-time/></text:span></text:p>
          </draw:text-box>
        </draw:frame>
        <draw:frame presentation:style-name="Mpr6" draw:text-style-name="MP5" draw:layer="backgroundobjects" svg:width="9.369cm" svg:height="1.396cm" svg:x="0cm" svg:y="26.543cm" presentation:class="footer">
          <draw:text-box>
            <text:p text:style-name="MP5"><text:span text:style-name="MT1"><presentation:footer/></text:span></text:p>
          </draw:text-box>
        </draw:frame>
        <draw:frame presentation:style-name="Mpr6" draw:text-style-name="MP7" draw:layer="backgroundobjects" svg:width="9.369cm" svg:height="1.396cm" svg:x="12.22cm" svg:y="26.543cm" presentation:class="page-number">
          <draw:text-box>
            <text:p text:style-name="MP7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5-22T14:49:09</meta:creation-date>
    <dc:date>2013-05-24T12:42:22</dc:date>
    <meta:editing-duration>PT6H45M15S</meta:editing-duration>
    <meta:editing-cycles>244</meta:editing-cycles>
    <meta:generator>LibreOffice/3.5$Linux_X86_64 LibreOffice_project/350m1$Build-2</meta:generator>
    <meta:document-statistic meta:object-count="40"/>
  </office:meta>
</office:document-meta>
</file>